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tude de la solution Technique : </text:p>
      <text:p text:style-name="P1">LED + Capteur de luminosité</text:p>
      <text:p text:style-name="P1"/>
      <text:p text:style-name="P2">LED : Infrarouge / Visible ? </text:p>
      <text:p text:style-name="P2">Capteur de luminosité : </text:p>
      <text:p text:style-name="P2"/>
      <text:p text:style-name="P2">Circuit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05T11:23:15.30</meta:creation-date>
    <dc:date>2014-12-05T11:36:36.30</dc:date>
    <meta:editing-duration>PT5M17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23" meta:character-count="123"/>
  </office:meta>
</office:document-meta>
</file>